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0" style:family="table-cell" style:parent-style-name="Separador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bottom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81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6302 - process. 07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2.028.50</text:p>
            <text:p>18/09/2024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13112 - mens. 07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3]-[.F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6311 - process. 08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4]-[.F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4 - mens. 08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08.5" calcext:value-type="float">
            <text:p>708,5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5]-[.F5]" office:value-type="float" office:value="-228.5" calcext:value-type="float">
            <text:p>(228,5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6320 - process. 09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191.5" calcext:value-type="float">
            <text:p>191,5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6]-[.F6]" office:value-type="float" office:value="228.5" calcext:value-type="float">
            <text:p>228,50</text:p>
          </table:table-cell>
          <table:table-cell table:style-name="ce24" office:value-type="string" calcext:value-type="string" table:number-columns-spanned="1" table:number-rows-spanned="2">
            <text:p>PG – R$  851,30</text:p>
            <text:p>23/10/2024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37 - mens. 09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659.8" calcext:value-type="float">
            <text:p>659,8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7]-[.F7]" office:value-type="float" office:value="-179.8" calcext:value-type="float">
            <text:p>(179,8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6329 - process. 10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240.2" calcext:value-type="float">
            <text:p>240,2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8]-[.F8]" office:value-type="float" office:value="179.8" calcext:value-type="float">
            <text:p>179,80</text:p>
          </table:table-cell>
          <table:table-cell table:style-name="ce24" office:value-type="string" calcext:value-type="string" table:number-columns-spanned="1" table:number-rows-spanned="4">
            <text:p>PG – R$ 1.739,85</text:p>
            <text:p>10/2024 – 240,20</text:p>
            <text:p>10/2024 – 480,00</text:p>
            <text:p>11/2024 – 420,00</text:p>
            <text:p>11/2024 – 599,65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0 - mens. 10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9]-[.F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6338 - process. 11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0]-[.F1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3 - mens. 11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99.65" calcext:value-type="float">
            <text:p>599,65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1]-[.F11]" office:value-type="float" office:value="-119.65" calcext:value-type="float">
            <text:p>(119,6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6347 - process. 12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00.35" calcext:value-type="float">
            <text:p>300,35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2]-[.F12]" office:value-type="float" office:value="119.65" calcext:value-type="float">
            <text:p>119,65</text:p>
          </table:table-cell>
          <table:table-cell table:style-name="ce81" office:value-type="string" calcext:value-type="string" table:number-columns-spanned="1" table:number-rows-spanned="2">
            <text:p/>
            <text:p>PG – R$ 1.237,23</text:p>
            <text:p>12/2024 – 300,35</text:p>
            <text:p>12/2024 – 936,88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7 - mens. 12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936.88" calcext:value-type="float">
            <text:p>936,88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3]-[.F13]" office:value-type="float" office:value="-456.88" calcext:value-type="float">
            <text:p>(456,88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6356 - process. 01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 513,00</text:p>
            <text:p>01/2025 – 440,00</text:p>
            <text:p>01/2025 -  73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0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3" calcext:value-type="float">
            <text:p>73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5]-[.F15]" office:value-type="float" office:value="427" calcext:value-type="float">
            <text:p>427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6365 - process. 02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6]-[.F16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961,95</text:p>
            <text:p>14/03/2025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3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21.95" calcext:value-type="float">
            <text:p>521,95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7]-[.F17]" office:value-type="float" office:value="-21.95" calcext:value-type="float">
            <text:p>(21,9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6374 - process. 03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88.17" calcext:value-type="float">
            <text:p>388,17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8]-[.F18]" office:value-type="float" office:value="51.83" calcext:value-type="float">
            <text:p>51,83</text:p>
          </table:table-cell>
          <table:table-cell table:style-name="ce23" office:value-type="string" calcext:value-type="string" table:number-columns-spanned="1" table:number-rows-spanned="4">
            <text:p>PG – R$ 1.828,17</text:p>
            <text:p>03/2025 – 388,17</text:p>
            <text:p>03/2025 – 500,00</text:p>
            <text:p>04/2025 – 440,00</text:p>
            <text:p>04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6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9]-[.F1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6383 - process. 04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0]-[.F2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0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1]-[.F21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6392 - process. 05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2]-[.F22]" office:value-type="float" office:value="440" calcext:value-type="float">
            <text:p>44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4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3]-[.F23]" office:value-type="float" office:value="500" calcext:value-type="float">
            <text:p>50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6401 - process. 06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4]-[.F24]" office:value-type="float" office:value="440" calcext:value-type="float">
            <text:p>44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8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5]-[.F25]" office:value-type="float" office:value="500" calcext:value-type="float">
            <text:p>50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/>
          <table:table-cell table:style-name="ce61" table:number-columns-repeated="5"/>
          <table:table-cell table:style-name="ce76" office:value-type="string" calcext:value-type="string">
            <text:p>TOTAL</text:p>
          </table:table-cell>
          <table:table-cell table:style-name="ce66" table:formula="of:=SUM([.H2:.H25])" office:value-type="float" office:value="1880" calcext:value-type="float">
            <text:p>1.880,00</text:p>
          </table:table-cell>
          <table:table-cell table:style-name="ce82"/>
          <table:table-cell table:style-name="ce83" table:number-columns-repeated="55"/>
        </table:table-row>
        <table:table-row table:style-name="ro3">
          <table:table-cell table:style-name="ce54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2">
          <table:table-cell table:style-name="ce54"/>
          <table:table-cell table:style-name="ce63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4">
          <table:table-cell table:style-name="ce54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1969">
          <table:table-cell table:style-name="ce56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3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DM""""""""""""""""</number:text>
    </number:number-style>
    <number:number-style style:name="N131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36">
      <number:text>- DM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number-style style:name="N145P0" style:volatile="true">
      <number:number number:decimal-places="2" number:min-decimal-places="2" number:min-integer-digits="1" number:grouping="true"/>
      <number:text> DM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date-style style:name="N156"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""""""""""""""""""""""""""""""""""</number:text>
    </number:number-style>
    <number:number-style style:name="N169">
      <style:text-properties fo:color="#ff0000"/>
      <number:text>(R$""""""""""""""""""""""""""""""""""""""""""""""""""</number:text>
      <style:map style:condition="value()&gt;=0" style:apply-style-name="N169P0"/>
    </number:number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8P0" style:volatile="true">
      <number:number number:decimal-places="2" number:min-decimal-places="2" number:min-integer-digits="1" number:grouping="true"/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">
      <number:text>-</number:text>
      <number:number number:decimal-places="0" number:min-decimal-places="0" number:min-integer-digits="0"/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</number:text>
      <number:number number:decimal-places="0" number:min-decimal-places="0" number:min-integer-digits="0"/>
      <number:text>"</number:text>
    </number:number-style>
    <number:currency-style style:name="N18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0P0"/>
    </number:currency-style>
    <number:date-style style:name="N181">
      <number:month number:style="long"/>
      <number:text>/</number:text>
      <number:year number:style="long"/>
    </number:date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min-integer-digits="1"/>
    </number:number-style>
    <number:number-style style:name="N184P1" style:volatile="true">
      <number:number number:min-integer-digits="1"/>
    </number:number-style>
    <number:number-style style:name="N18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4P0"/>
      <style:map style:condition="value()&lt;0" style:apply-style-name="N184P1"/>
    </number:number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0"/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9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90">
      <number:text>R$-""""""""""""""""""""""""""""""""</number:text>
      <style:map style:condition="value()&gt;0" style:apply-style-name="N190P0"/>
      <style:map style:condition="value()&lt;0" style:apply-style-name="N190P1"/>
    </number:number-style>
    <number:date-style style:name="N191">
      <number:day number:style="long"/>
      <number:text>. </number:text>
      <number:month number:textual="true"/>
    </number:date-style>
    <number:number-style style:name="N193P0" style:volatile="true">
      <number:number number:decimal-places="2" number:min-decimal-places="2" number:min-integer-digits="1" number:grouping="true"/>
      <number:text> DM""""""""""""""""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93">
      <number:text>-</number:text>
      <number:number number:decimal-places="0" number:min-decimal-places="0" number:min-integer-digits="0"/>
      <number:text> DM""""""""""""""""</number:text>
      <style:map style:condition="value()&gt;0" style:apply-style-name="N193P0"/>
      <style:map style:condition="value()&lt;0" style:apply-style-name="N19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11:15:18.704518509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1:15:18.7072650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181" meta:object-count="0"/>
    <meta:user-defined meta:name="Info 0"/>
    <meta:user-defined meta:name="Info 1"/>
    <meta:user-defined meta:name="Info 2"/>
    <meta:user-defined meta:name="Info 3"/>
  </office:meta>
</office:document-meta>
</file>